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11.897cm" fo:min-width="33.028cm"/>
    </style:style>
    <style:style style:name="gr2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5.318cm" fo:min-width="10.278cm" fo:padding-top="0.15cm" fo:padding-bottom="0.15cm" fo:padding-left="0.275cm" fo:padding-right="0.275cm"/>
    </style:style>
    <style:style style:name="gr3" style:family="graphic" style:parent-style-name="standard">
      <style:graphic-properties draw:fill-color="#ccffcc" draw:textarea-horizontal-align="justify" draw:textarea-vertical-align="middle" draw:auto-grow-height="false" fo:min-height="2.798cm" fo:min-width="4.707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.991cm" fo:min-width="4.707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1.991cm" fo:min-width="4.707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.809cm" fo:min-width="4.707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1.864cm" fo:min-width="4.707cm"/>
    </style:style>
    <style:style style:name="gr8" style:family="graphic" style:parent-style-name="standard">
      <style:graphic-properties draw:fill-color="#ccff99" draw:textarea-horizontal-align="justify" draw:textarea-vertical-align="middle" draw:auto-grow-height="false" fo:min-height="2.798cm" fo:min-width="4.7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.4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6.267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2.036cm" fo:min-width="4.707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5.371cm" fo:min-width="33.028cm"/>
    </style:style>
    <style:style style:name="gr13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5.268cm" fo:min-width="10.228cm" fo:padding-top="0.15cm" fo:padding-bottom="0.15cm" fo:padding-left="0.275cm" fo:padding-right="0.275cm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2.281cm" fo:min-width="4.707cm"/>
    </style:style>
    <style:style style:name="gr15" style:family="graphic" style:parent-style-name="standard">
      <style:graphic-properties draw:fill-color="#ccff99" draw:textarea-horizontal-align="justify" draw:textarea-vertical-align="middle" draw:auto-grow-height="false" fo:min-height="2.281cm" fo:min-width="4.7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793cm"/>
    </style:style>
    <style:style style:name="gr17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3.563cm" fo:min-width="10.228cm" fo:padding-top="0.15cm" fo:padding-bottom="0.15cm" fo:padding-left="0.275cm" fo:padding-right="0.275cm"/>
    </style:style>
    <style:style style:name="gr18" style:family="graphic" style:parent-style-name="standard">
      <style:graphic-properties draw:fill-color="#ccffcc" draw:textarea-horizontal-align="justify" draw:textarea-vertical-align="middle" draw:auto-grow-height="false" fo:min-height="2.798cm" fo:min-width="3.965cm"/>
    </style:style>
    <style:style style:name="gr19" style:family="graphic" style:parent-style-name="standard">
      <style:graphic-properties draw:fill-color="#ffd320" draw:textarea-horizontal-align="justify" draw:textarea-vertical-align="middle" draw:auto-grow-height="false" fo:min-height="21.84cm" fo:min-width="33.02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2.798cm" fo:min-width="4.707cm"/>
    </style:style>
    <style:style style:name="gr21" style:family="graphic" style:parent-style-name="standard">
      <style:graphic-properties draw:fill-color="#e6e6ff" draw:textarea-horizontal-align="justify" draw:textarea-vertical-align="middle" draw:auto-grow-height="false" fo:min-height="2.798cm" fo:min-width="4.7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344cm"/>
    </style:style>
    <style:style style:name="gr23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3.563cm" fo:min-width="6.27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3.563cm" fo:min-width="6.636cm" fo:padding-top="0.15cm" fo:padding-bottom="0.15cm" fo:padding-left="0.275cm" fo:padding-right="0.275cm"/>
    </style:style>
    <style:style style:name="gr25" style:family="graphic" style:parent-style-name="standard">
      <style:graphic-properties draw:fill-color="#ccffcc" draw:textarea-horizontal-align="justify" draw:textarea-vertical-align="middle" draw:auto-grow-height="false" fo:min-height="1.544cm" fo:min-width="3.965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2.798cm" fo:min-width="4.707cm"/>
    </style:style>
    <style:style style:name="gr27" style:family="graphic" style:parent-style-name="standard">
      <style:graphic-properties draw:fill-color="#aecf00" draw:textarea-horizontal-align="justify" draw:textarea-vertical-align="middle" draw:auto-grow-height="false" fo:min-height="2.798cm" fo:min-width="4.7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.386cm"/>
    </style:style>
    <style:style style:name="gr29" style:family="graphic" style:parent-style-name="standard">
      <style:graphic-properties draw:fill-color="#ccffcc" draw:textarea-horizontal-align="justify" draw:textarea-vertical-align="middle" draw:auto-grow-height="false" fo:min-height="1.591cm" fo:min-width="4.072cm"/>
    </style:style>
    <style:style style:name="gr30" style:family="graphic" style:parent-style-name="standard">
      <style:graphic-properties draw:fill-color="#e6e6ff" draw:textarea-horizontal-align="justify" draw:textarea-vertical-align="middle" draw:auto-grow-height="false" fo:min-height="23.061cm" fo:min-width="33.028cm"/>
    </style:style>
    <style:style style:name="gr31" style:family="graphic" style:parent-style-name="standard">
      <style:graphic-properties draw:fill-color="#83caff" draw:textarea-horizontal-align="justify" draw:textarea-vertical-align="middle" draw:auto-grow-height="false" fo:min-height="1.946cm" fo:min-width="4.707cm"/>
    </style:style>
    <style:style style:name="gr32" style:family="graphic" style:parent-style-name="standard">
      <style:graphic-properties draw:fill-color="#e6e6ff" draw:textarea-horizontal-align="justify" draw:textarea-vertical-align="middle" draw:auto-grow-height="false" fo:min-height="1.919cm" fo:min-width="4.7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6.873cm"/>
    </style:style>
    <style:style style:name="gr34" style:family="graphic" style:parent-style-name="standard">
      <style:graphic-properties draw:fill-color="#ccffcc" draw:textarea-horizontal-align="justify" draw:textarea-vertical-align="middle" draw:auto-grow-height="false" fo:min-height="1.614cm" fo:min-width="4.123cm"/>
    </style:style>
    <style:style style:name="gr35" style:family="graphic" style:parent-style-name="standard">
      <style:graphic-properties draw:fill-color="#ccffcc" draw:textarea-horizontal-align="justify" draw:textarea-vertical-align="middle" draw:auto-grow-height="false" fo:min-height="1.487cm" fo:min-width="4.1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.34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.463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1.782cm" fo:min-width="4.072cm"/>
    </style:style>
    <style:style style:name="gr39" style:family="graphic" style:parent-style-name="standard">
      <style:graphic-properties draw:fill-color="#aecf00" draw:textarea-horizontal-align="justify" draw:textarea-vertical-align="middle" draw:auto-grow-height="false" fo:min-height="1.782cm" fo:min-width="4.072cm"/>
    </style:style>
    <style:style style:name="gr40" style:family="graphic" style:parent-style-name="standard">
      <style:graphic-properties draw:fill-color="#ccffcc" draw:textarea-horizontal-align="justify" draw:textarea-vertical-align="middle" draw:auto-grow-height="false" fo:min-height="1.782cm" fo:min-width="4.707cm"/>
    </style:style>
    <style:style style:name="gr41" style:family="graphic" style:parent-style-name="standard">
      <style:graphic-properties draw:fill-color="#ccff99" draw:textarea-horizontal-align="justify" draw:textarea-vertical-align="middle" draw:auto-grow-height="false" fo:min-height="1.782cm" fo:min-width="4.707cm"/>
    </style:style>
    <style:style style:name="gr42" style:family="graphic" style:parent-style-name="standard">
      <style:graphic-properties draw:fill-color="#ccffcc" draw:textarea-horizontal-align="justify" draw:textarea-vertical-align="middle" draw:auto-grow-height="false" fo:min-height="1.591cm" fo:min-width="4.707cm"/>
    </style:style>
    <style:style style:name="gr43" style:family="graphic" style:parent-style-name="standard">
      <style:graphic-properties draw:fill-color="#ccffcc" draw:textarea-horizontal-align="justify" draw:textarea-vertical-align="middle" draw:auto-grow-height="false" fo:min-height="1.591cm" fo:min-width="4.834cm"/>
    </style:style>
    <style:style style:name="gr44" style:family="graphic" style:parent-style-name="standard">
      <style:graphic-properties draw:fill-color="#ffffcc" draw:textarea-horizontal-align="justify" draw:textarea-vertical-align="middle" draw:auto-grow-height="false" fo:min-height="20.14cm" fo:min-width="33.028cm"/>
    </style:style>
    <style:style style:name="gr45" style:family="graphic" style:parent-style-name="standard">
      <style:graphic-properties draw:stroke="dash" draw:stroke-dash="Fine_20_Dashed" svg:stroke-width="0.051cm" draw:marker-start-width="0.355cm" draw:marker-end-width="0.355cm" draw:fill-color="#cfe7f5" draw:textarea-horizontal-align="justify" draw:textarea-vertical-align="middle" draw:auto-grow-height="false" fo:min-height="2.754cm" fo:min-width="5.738cm" fo:padding-top="0.15cm" fo:padding-bottom="0.15cm" fo:padding-left="0.275cm" fo:padding-right="0.275cm"/>
    </style:style>
    <style:style style:name="gr46" style:family="graphic" style:parent-style-name="standard">
      <style:graphic-properties draw:fill-color="#cc99cc" draw:textarea-horizontal-align="justify" draw:textarea-vertical-align="middle" draw:auto-grow-height="false" fo:min-height="1.919cm" fo:min-width="4.707cm"/>
    </style:style>
    <style:style style:name="gr47" style:family="graphic" style:parent-style-name="standard">
      <style:graphic-properties draw:fill-color="#ccffcc" draw:textarea-horizontal-align="justify" draw:textarea-vertical-align="middle" draw:auto-grow-height="false" fo:min-height="1.614cm" fo:min-width="4.83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2.779cm"/>
    </style:style>
    <style:style style:name="gr49" style:family="graphic" style:parent-style-name="standard">
      <style:graphic-properties draw:fill-color="#cfe7f5" draw:textarea-horizontal-align="justify" draw:textarea-vertical-align="middle" draw:auto-grow-height="false" fo:min-height="1.782cm" fo:min-width="4.707cm"/>
    </style:style>
    <style:style style:name="gr50" style:family="graphic" style:parent-style-name="standard">
      <style:graphic-properties draw:fill-color="#aecf00" draw:textarea-horizontal-align="justify" draw:textarea-vertical-align="middle" draw:auto-grow-height="false" fo:min-height="1.782cm" fo:min-width="4.707cm"/>
    </style:style>
    <style:style style:name="gr51" style:family="graphic" style:parent-style-name="standard">
      <style:graphic-properties draw:fill-color="#ccffcc" draw:textarea-horizontal-align="justify" draw:textarea-vertical-align="middle" draw:auto-grow-height="false" fo:min-height="1.782cm" fo:min-width="4.834cm"/>
    </style:style>
    <style:style style:name="gr52" style:family="graphic" style:parent-style-name="standard">
      <style:graphic-properties draw:stroke="dash" draw:stroke-dash="Fine_20_Dashed" svg:stroke-width="0.051cm" draw:marker-start-width="0.355cm" draw:marker-end-width="0.355cm" draw:fill-color="#ff8080" draw:textarea-horizontal-align="justify" draw:textarea-vertical-align="middle" draw:auto-grow-height="false" fo:min-height="2.754cm" fo:min-width="5.738cm" fo:padding-top="0.15cm" fo:padding-bottom="0.15cm" fo:padding-left="0.275cm" fo:padding-right="0.275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1.401cm" fo:min-width="4.199cm"/>
    </style:style>
    <style:style style:name="P1" style:family="paragraph">
      <loext:graphic-properties draw:fill-color="#cc9900"/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ffcc"/>
      <style:paragraph-properties fo:text-align="center"/>
      <style:text-properties style:font-name="Liberation Sans Narrow1" fo:font-size="18pt" style:font-size-asian="18pt" style:font-size-complex="18pt"/>
    </style:style>
    <style:style style:name="P5" style:family="paragraph">
      <loext:graphic-properties draw:fill-color="#83caff"/>
      <style:paragraph-properties fo:text-align="center"/>
      <style:text-properties style:font-name="Liberation Sans Narrow1" fo:font-size="18pt" style:font-size-asian="18pt" style:font-size-complex="18pt"/>
    </style:style>
    <style:style style:name="P6" style:family="paragraph">
      <loext:graphic-properties draw:fill-color="#e6e6ff"/>
      <style:paragraph-properties fo:text-align="center"/>
      <style:text-properties style:font-name="Liberation Sans Narrow1" fo:font-size="18pt" style:font-size-asian="18pt" style:font-size-complex="18pt"/>
    </style:style>
    <style:style style:name="P7" style:family="paragraph">
      <loext:graphic-properties draw:fill-color="#cfe7f5"/>
      <style:paragraph-properties fo:text-align="center"/>
      <style:text-properties style:font-name="Liberation Sans Narrow1" fo:font-size="18pt" style:font-size-asian="18pt" style:font-size-complex="18pt"/>
    </style:style>
    <style:style style:name="P8" style:family="paragraph">
      <loext:graphic-properties draw:fill-color="#aecf00"/>
      <style:paragraph-properties fo:text-align="center"/>
      <style:text-properties style:font-name="Liberation Sans Narrow1" fo:font-size="18pt" style:font-size-asian="18pt" style:font-size-complex="18pt"/>
    </style:style>
    <style:style style:name="P9" style:family="paragraph">
      <loext:graphic-properties draw:fill-color="#ccff99"/>
      <style:paragraph-properties fo:text-align="center"/>
      <style:text-properties style:font-name="Liberation Sans Narrow1"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style:font-name="Liberation Sans Narrow2" fo:font-size="24pt" fo:font-weight="bold" style:font-size-asian="18pt" style:font-size-complex="18pt"/>
    </style:style>
    <style:style style:name="P11" style:family="paragraph">
      <loext:graphic-properties draw:fill="none" draw:fill-color="#ffffff"/>
      <style:text-properties style:font-name="Liberation Sans Narrow2" fo:font-size="24pt" fo:font-weight="bold" style:font-size-asian="18pt" style:font-size-complex="18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24pt"/>
    </style:style>
    <style:style style:name="P15" style:family="paragraph">
      <style:text-properties fo:font-size="24pt"/>
    </style:style>
    <style:style style:name="P16" style:family="paragraph">
      <loext:graphic-properties draw:fill-color="#ffd320"/>
      <style:paragraph-properties fo:text-align="center"/>
    </style:style>
    <style:style style:name="P17" style:family="paragraph">
      <loext:graphic-properties draw:fill-color="#e6e6ff"/>
      <style:paragraph-properties fo:text-align="center"/>
    </style:style>
    <style:style style:name="P18" style:family="paragraph">
      <loext:graphic-properties draw:fill-color="#cfe7f5"/>
      <style:paragraph-properties fo:text-align="center"/>
    </style:style>
    <style:style style:name="P19" style:family="paragraph">
      <loext:graphic-properties draw:fill-color="#cc99cc"/>
      <style:paragraph-properties fo:text-align="center"/>
      <style:text-properties style:font-name="Liberation Sans Narrow1" fo:font-size="18pt" style:font-size-asian="18pt" style:font-size-complex="18pt"/>
    </style:style>
    <style:style style:name="P20" style:family="paragraph">
      <loext:graphic-properties draw:fill-color="#ff8080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font-name="Liberation Sans Narrow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ans Narrow1" fo:font-size="18pt" style:font-size-asian="18pt" style:font-size-complex="18pt"/>
    </style:style>
    <style:style style:name="T3" style:family="text">
      <style:text-properties style:font-name="Liberation Sans Narrow1" fo:font-size="18pt" fo:language="en" fo:country="GB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 Narrow2"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528cm" svg:height="12.147cm" svg:x="4.542cm" svg:y="8.4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7.874cm" svg:x="21.687cm" svg:y="9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.24cm" svg:height="7.874cm" svg:x="5.685cm" svg:y="10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07cm" svg:height="3.048cm" svg:x="6.588cm" svg:y="11.414cm">
          <text:p text:style-name="P3"><text:span text:style-name="T1">Build Server</text:span></text:p>
          <text:p text:style-name="P3"><text:span text:style-name="T2">(Jenkins Mast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207cm" svg:height="2.241cm" svg:x="22.844cm" svg:y="14.081cm">
          <text:p text:style-name="P3"><text:span text:style-name="T1">Source Control</text:span></text:p>
          <text:p text:style-name="P3"><text:span text:style-name="T2">(Go Git Service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207cm" svg:height="2.241cm" svg:x="22.83cm" svg:y="11.097cm">
          <text:p text:style-name="P3"><text:span text:style-name="T1">Code Review</text:span></text:p>
          <text:p text:style-name="P3"><text:span text:style-name="T2">(Gerrit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207cm" svg:height="2.059cm" svg:x="30.56cm" svg:y="11.152cm">
          <text:p text:style-name="P3"><text:span text:style-name="T1"><text:s/></text:span><text:span text:style-name="T1">Code Quality</text:span></text:p>
          <text:p text:style-name="P3"><text:span text:style-name="T2">(Sonar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7cm" svg:height="2.114cm" svg:x="30.577cm" svg:y="14.134cm">
          <text:p text:style-name="P3"><text:span text:style-name="T1">SQL Database</text:span></text:p>
          <text:p text:style-name="P3"><text:span text:style-name="T2">(MariaDB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207cm" svg:height="3.048cm" svg:x="14.462cm" svg:y="11.414cm">
          <text:p text:style-name="P3"><text:span text:style-name="T3">Artefact</text:span><text:span text:style-name="T1"> Repository</text:span></text:p>
          <text:p text:style-name="P3"><text:span text:style-name="T2">(Nexus)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929cm" svg:height="2.191cm" svg:x="12.405cm" svg:y="13.499cm">
          <draw:text-box>
            <text:p text:style-name="P3"><text:span text:style-name="T4">CI-A</text:span></text:p>
            <text:p text:style-name="P3"><text:span text:style-name="T4">VM</text:span></text:p>
          </draw:text-box>
        </draw:frame>
        <draw:frame draw:style-name="gr9" draw:text-style-name="P10" draw:layer="layout" svg:width="1.929cm" svg:height="2.191cm" svg:x="28.291cm" svg:y="13.364cm">
          <draw:text-box>
            <text:p text:style-name="P3"><text:span text:style-name="T4">CI-B</text:span></text:p>
            <text:p text:style-name="P3"><text:span text:style-name="T4">VM</text:span></text:p>
          </draw:text-box>
        </draw:frame>
        <draw:frame draw:style-name="gr10" draw:text-style-name="P11" draw:layer="layout" svg:width="6.776cm" svg:height="1.221cm" svg:x="4.705cm" svg:y="8.599cm">
          <draw:text-box>
            <text:p><text:span text:style-name="T4">CI-Tools - BRONZE</text:span></text:p>
          </draw:text-box>
        </draw:frame>
        <draw:custom-shape draw:style-name="gr3" draw:text-style-name="P4" draw:layer="layout" svg:width="5.207cm" svg:height="3.048cm" svg:x="10.906cm" svg:y="16.113cm">
          <text:p text:style-name="P3"><text:span text:style-name="T1">Reverse Proxy</text:span></text:p>
          <text:p text:style-name="P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207cm" svg:height="2.286cm" svg:x="26.654cm" svg:y="16.745cm">
          <text:p text:style-name="P3"><text:span text:style-name="T1">Reverse Proxy</text:span></text:p>
          <text:p text:style-name="P3"><text:span text:style-name="T2">(NGinX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2" draw:layer="layout" svg:width="33.528cm" svg:height="15.621cm" svg:x="4.637cm" svg:y="6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5.24cm" svg:height="7.874cm" svg:x="21.782cm" svg:y="7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5.24cm" svg:height="7.874cm" svg:x="5.78cm" svg:y="8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5.207cm" svg:height="2.531cm" svg:x="7.131cm" svg:y="9.899cm">
          <text:p text:style-name="P13"><text:span text:style-name="T1">Build Server</text:span></text:p>
          <text:p text:style-name="P13"><text:span text:style-name="T2">(Jenkins Master)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5.207cm" svg:height="2.531cm" svg:x="14.608cm" svg:y="9.899cm">
          <text:p text:style-name="P13"><text:span text:style-name="T3">Artefact</text:span><text:span text:style-name="T1"> Repository</text:span></text:p>
          <text:p text:style-name="P13"><text:span text:style-name="T2">(Nexus)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929cm" svg:height="2.191cm" svg:x="12.5cm" svg:y="11.55cm">
          <draw:text-box>
            <text:p text:style-name="P14"><text:span text:style-name="T4">CI-A</text:span></text:p>
            <text:p text:style-name="P14"><text:span text:style-name="T4">VM</text:span></text:p>
          </draw:text-box>
        </draw:frame>
        <draw:frame draw:style-name="gr16" draw:text-style-name="P11" draw:layer="layout" svg:width="6.302cm" svg:height="1.221cm" svg:x="4.8cm" svg:y="6.65cm">
          <draw:text-box>
            <text:p text:style-name="P15"><text:span text:style-name="T4">CI-Tools - SILVER</text:span></text:p>
          </draw:text-box>
        </draw:frame>
        <draw:custom-shape draw:style-name="gr17" draw:text-style-name="P2" draw:layer="layout" svg:width="15.24cm" svg:height="5.461cm" svg:x="13.881cm" svg:y="1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929cm" svg:height="2.191cm" svg:x="20.601cm" svg:y="17.351cm">
          <draw:text-box>
            <text:p text:style-name="P14"><text:span text:style-name="T4">CI-B</text:span></text:p>
            <text:p text:style-name="P14"><text:span text:style-name="T4">VM</text:span></text:p>
          </draw:text-box>
        </draw:frame>
        <draw:custom-shape draw:style-name="gr18" draw:text-style-name="P4" draw:layer="layout" svg:width="4.465cm" svg:height="3.048cm" svg:x="15.831cm" svg:y="16.935cm">
          <text:p text:style-name="P13"><text:span text:style-name="T1">Build Server</text:span></text:p>
          <text:p text:style-name="P13"><text:span text:style-name="T2">(Jenkins Slave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207cm" svg:height="2.286cm" svg:x="22.717cm" svg:y="17.129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2.241cm" svg:x="22.843cm" svg:y="11.481cm">
          <text:p text:style-name="P13"><text:span text:style-name="T1">Source Control</text:span></text:p>
          <text:p text:style-name="P13"><text:span text:style-name="T2">(Go Git Service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207cm" svg:height="2.241cm" svg:x="22.829cm" svg:y="8.497cm">
          <text:p text:style-name="P13"><text:span text:style-name="T1">Code Review</text:span></text:p>
          <text:p text:style-name="P13"><text:span text:style-name="T2">(Gerrit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207cm" svg:height="2.059cm" svg:x="30.559cm" svg:y="8.552cm">
          <text:p text:style-name="P13"><text:span text:style-name="T1"><text:s/></text:span><text:span text:style-name="T1">Code Quality</text:span></text:p>
          <text:p text:style-name="P13"><text:span text:style-name="T2">(Sonar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7cm" svg:height="2.114cm" svg:x="30.576cm" svg:y="11.534cm">
          <text:p text:style-name="P13"><text:span text:style-name="T1">SQL Database</text:span></text:p>
          <text:p text:style-name="P13"><text:span text:style-name="T2">(MariaDB)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929cm" svg:height="2.191cm" svg:x="28.29cm" svg:y="10.764cm">
          <draw:text-box>
            <text:p text:style-name="P14"><text:span text:style-name="T4">CI-C</text:span></text:p>
            <text:p text:style-name="P14"><text:span text:style-name="T4">VM</text:span></text:p>
          </draw:text-box>
        </draw:frame>
        <draw:custom-shape draw:style-name="gr11" draw:text-style-name="P4" draw:layer="layout" svg:width="5.207cm" svg:height="2.286cm" svg:x="26.653cm" svg:y="14.145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207cm" svg:height="2.286cm" svg:x="10.906cm" svg:y="13.935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9" draw:text-style-name="P16" draw:layer="layout" svg:width="33.528cm" svg:height="22.09cm" svg:x="4.632cm" svg:y="3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5.24cm" svg:height="7.874cm" svg:x="6.08cm" svg:y="1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5.24cm" svg:height="7.874cm" svg:x="6.085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07cm" svg:height="3.048cm" svg:x="7.436cm" svg:y="7.148cm">
          <text:p text:style-name="P13"><text:span text:style-name="T1">Build Server</text:span></text:p>
          <text:p text:style-name="P13"><text:span text:style-name="T2">(Jenkins Master)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207cm" svg:height="3.048cm" svg:x="6.869cm" svg:y="19.056cm">
          <text:p text:style-name="P13"><text:span text:style-name="T1">Source Control</text:span></text:p>
          <text:p text:style-name="P13"><text:span text:style-name="T2">(Go Git Service)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207cm" svg:height="3.048cm" svg:x="15.251cm" svg:y="18.956cm">
          <text:p text:style-name="P13"><text:span text:style-name="T1">Code Review</text:span></text:p>
          <text:p text:style-name="P13"><text:span text:style-name="T2">(Gerr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5.207cm" svg:height="3.048cm" svg:x="14.913cm" svg:y="7.148cm">
          <text:p text:style-name="P13"><text:span text:style-name="T3">Artefact</text:span><text:span text:style-name="T1"> Repository</text:span></text:p>
          <text:p text:style-name="P13"><text:span text:style-name="T2">(Nexus)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929cm" svg:height="2.191cm" svg:x="12.805cm" svg:y="8.199cm">
          <draw:text-box>
            <text:p text:style-name="P14"><text:span text:style-name="T4">CI-A</text:span></text:p>
            <text:p text:style-name="P14"><text:span text:style-name="T4">VM</text:span></text:p>
          </draw:text-box>
        </draw:frame>
        <draw:frame draw:style-name="gr9" draw:text-style-name="P10" draw:layer="layout" svg:width="1.929cm" svg:height="2.191cm" svg:x="12.684cm" svg:y="20.109cm">
          <draw:text-box>
            <text:p text:style-name="P14"><text:span text:style-name="T4">CI-D</text:span></text:p>
            <text:p text:style-name="P14"><text:span text:style-name="T4">VM</text:span></text:p>
          </draw:text-box>
        </draw:frame>
        <draw:frame draw:style-name="gr22" draw:text-style-name="P11" draw:layer="layout" svg:width="5.853cm" svg:height="1.221cm" svg:x="5.105cm" svg:y="3.499cm">
          <draw:text-box>
            <text:p text:style-name="P15"><text:span text:style-name="T4">CI-Tools - GOLD</text:span></text:p>
          </draw:text-box>
        </draw:frame>
        <draw:custom-shape draw:style-name="gr23" draw:text-style-name="P2" draw:layer="layout" svg:width="9.652cm" svg:height="5.461cm" svg:x="22.717cm" svg:y="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929cm" svg:height="2.191cm" svg:x="29.437cm" svg:y="5.591cm">
          <draw:text-box>
            <text:p text:style-name="P14"><text:span text:style-name="T4">CI-B</text:span></text:p>
            <text:p text:style-name="P14"><text:span text:style-name="T4">VM</text:span></text:p>
          </draw:text-box>
        </draw:frame>
        <draw:custom-shape draw:style-name="gr24" draw:text-style-name="P2" draw:layer="layout" svg:width="10.16cm" svg:height="5.461cm" svg:x="22.844cm" svg:y="10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929cm" svg:height="2.191cm" svg:x="29.564cm" svg:y="11.687cm">
          <draw:text-box>
            <text:p text:style-name="P14"><text:span text:style-name="T4">CI-C</text:span></text:p>
            <text:p text:style-name="P14"><text:span text:style-name="T4">VM</text:span></text:p>
          </draw:text-box>
        </draw:frame>
        <draw:custom-shape draw:style-name="gr25" draw:text-style-name="P4" draw:layer="layout" svg:width="4.465cm" svg:height="1.794cm" svg:x="24.667cm" svg:y="10.636cm">
          <text:p text:style-name="P13"><text:span text:style-name="T1">Build Server</text:span></text:p>
          <text:p text:style-name="P13"><text:span text:style-name="T2">(Jenkins Slav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5.24cm" svg:height="7.874cm" svg:x="22.463cm" svg:y="16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5.207cm" svg:height="3.048cm" svg:x="23.352cm" svg:y="18.829cm">
          <text:p text:style-name="P13"><text:span text:style-name="T1"><text:s/></text:span><text:span text:style-name="T1">Code Quality</text:span></text:p>
          <text:p text:style-name="P13"><text:span text:style-name="T2">(Sonar)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207cm" svg:height="3.048cm" svg:x="31.607cm" svg:y="18.956cm">
          <text:p text:style-name="P13"><text:span text:style-name="T1">SQL Database</text:span></text:p>
          <text:p text:style-name="P13"><text:span text:style-name="T2">(MariaDB)</text:span>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1.891cm" svg:height="2.191cm" svg:x="29.067cm" svg:y="19.972cm">
          <draw:text-box>
            <text:p text:style-name="P14"><text:span text:style-name="T4">CI-E</text:span></text:p>
            <text:p text:style-name="P14"><text:span text:style-name="T4">VM</text:span></text:p>
          </draw:text-box>
        </draw:frame>
        <draw:custom-shape draw:style-name="gr11" draw:text-style-name="P4" draw:layer="layout" svg:width="5.207cm" svg:height="2.286cm" svg:x="11.16cm" svg:y="10.779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207cm" svg:height="2.286cm" svg:x="11.033cm" svg:y="22.59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207cm" svg:height="2.286cm" svg:x="27.67cm" svg:y="22.336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.572cm" svg:height="1.841cm" svg:x="24.622cm" svg:y="13.002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465cm" svg:height="1.794cm" svg:x="24.667cm" svg:y="4.636cm">
          <text:p text:style-name="P13"><text:span text:style-name="T1">Build Server</text:span></text:p>
          <text:p text:style-name="P13"><text:span text:style-name="T2">(Jenkins Slav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4.572cm" svg:height="1.841cm" svg:x="24.622cm" svg:y="7.002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0" draw:text-style-name="P17" draw:layer="layout" svg:width="33.528cm" svg:height="23.311cm" svg:x="4.632cm" svg:y="3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5.24cm" svg:height="7.874cm" svg:x="5.953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5.207cm" svg:height="2.196cm" svg:x="6.742cm" svg:y="20.14cm">
          <text:p text:style-name="P13"><text:span text:style-name="T1">Source Control</text:span></text:p>
          <text:p text:style-name="P13"><text:span text:style-name="T2">(Go Git Service)</text:span>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5.207cm" svg:height="2.169cm" svg:x="15.124cm" svg:y="20.24cm">
          <text:p text:style-name="P13"><text:span text:style-name="T1">Code Review</text:span></text:p>
          <text:p text:style-name="P13"><text:span text:style-name="T2">(Gerr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1.891cm" svg:height="2.191cm" svg:x="12.557cm" svg:y="21.193cm">
          <draw:text-box>
            <text:p text:style-name="P14"><text:span text:style-name="T4">CI-E</text:span></text:p>
            <text:p text:style-name="P14"><text:span text:style-name="T4">VM</text:span></text:p>
          </draw:text-box>
        </draw:frame>
        <draw:frame draw:style-name="gr33" draw:text-style-name="P11" draw:layer="layout" svg:width="7.381cm" svg:height="1.221cm" svg:x="5.105cm" svg:y="3.499cm">
          <draw:text-box>
            <text:p text:style-name="P15"><text:span text:style-name="T4">CI-Tools - PLATINUM</text:span></text:p>
          </draw:text-box>
        </draw:frame>
        <draw:custom-shape draw:style-name="gr23" draw:text-style-name="P2" draw:layer="layout" svg:width="9.652cm" svg:height="5.461cm" svg:x="16.017cm" svg:y="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929cm" svg:height="2.191cm" svg:x="22.737cm" svg:y="6.791cm">
          <draw:text-box>
            <text:p text:style-name="P14"><text:span text:style-name="T4">CI-C</text:span></text:p>
            <text:p text:style-name="P14"><text:span text:style-name="T4">VM</text:span></text:p>
          </draw:text-box>
        </draw:frame>
        <draw:custom-shape draw:style-name="gr34" draw:text-style-name="P4" draw:layer="layout" svg:width="4.623cm" svg:height="1.864cm" svg:x="17.967cm" svg:y="5.775cm">
          <text:p text:style-name="P13"><text:span text:style-name="T1">Build Server</text:span></text:p>
          <text:p text:style-name="P13"><text:span text:style-name="T2">(Jenkins Slave)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0.16cm" svg:height="5.461cm" svg:x="16.144cm" svg:y="1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929cm" svg:height="2.191cm" svg:x="22.864cm" svg:y="12.887cm">
          <draw:text-box>
            <text:p text:style-name="P14"><text:span text:style-name="T4">CI-D</text:span></text:p>
            <text:p text:style-name="P14"><text:span text:style-name="T4">VM</text:span></text:p>
          </draw:text-box>
        </draw:frame>
        <draw:custom-shape draw:style-name="gr35" draw:text-style-name="P4" draw:layer="layout" svg:width="4.623cm" svg:height="1.737cm" svg:x="18.094cm" svg:y="12.071cm">
          <text:p text:style-name="P13"><text:span text:style-name="T1">Build Server</text:span></text:p>
          <text:p text:style-name="P13"><text:span text:style-name="T2">(Jenkins Slave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9.652cm" svg:height="5.461cm" svg:x="5.318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929cm" svg:height="2.191cm" svg:x="12.038cm" svg:y="6.685cm">
          <draw:text-box>
            <text:p text:style-name="P14"><text:span text:style-name="T4">CI-A</text:span></text:p>
            <text:p text:style-name="P14"><text:span text:style-name="T4">VM</text:span></text:p>
          </draw:text-box>
        </draw:frame>
        <draw:custom-shape draw:style-name="gr23" draw:text-style-name="P2" draw:layer="layout" svg:width="9.652cm" svg:height="5.461cm" svg:x="5.572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929cm" svg:height="2.191cm" svg:x="12.292cm" svg:y="13.289cm">
          <draw:text-box>
            <text:p text:style-name="P14"><text:span text:style-name="T4">CI-B</text:span></text:p>
            <text:p text:style-name="P14"><text:span text:style-name="T4">VM</text:span></text:p>
          </draw:text-box>
        </draw:frame>
        <draw:custom-shape draw:style-name="gr23" draw:text-style-name="P2" draw:layer="layout" svg:width="9.652cm" svg:height="5.461cm" svg:x="27.0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0" draw:layer="layout" svg:width="1.848cm" svg:height="2.191cm" svg:x="33.755cm" svg:y="6.177cm">
          <draw:text-box>
            <text:p text:style-name="P14"><text:span text:style-name="T4">CI-F</text:span></text:p>
            <text:p text:style-name="P14"><text:span text:style-name="T4">VM</text:span></text:p>
          </draw:text-box>
        </draw:frame>
        <draw:custom-shape draw:style-name="gr23" draw:text-style-name="P2" draw:layer="layout" svg:width="9.652cm" svg:height="5.461cm" svg:x="27.289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0" draw:layer="layout" svg:width="1.967cm" svg:height="2.191cm" svg:x="34.009cm" svg:y="12.781cm">
          <draw:text-box>
            <text:p text:style-name="P14"><text:span text:style-name="T4">CI-G</text:span></text:p>
            <text:p text:style-name="P14"><text:span text:style-name="T4">VM</text:span></text:p>
          </draw:text-box>
        </draw:frame>
        <draw:custom-shape draw:style-name="gr38" draw:text-style-name="P7" draw:layer="layout" svg:width="4.572cm" svg:height="2.032cm" svg:x="28.432cm" svg:y="5.326cm">
          <text:p text:style-name="P13"><text:span text:style-name="T1"><text:s/></text:span><text:span text:style-name="T1">Code Quality</text:span></text:p>
          <text:p text:style-name="P13"><text:span text:style-name="T2">(Son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draw:layer="layout" svg:width="4.572cm" svg:height="2.032cm" svg:x="28.686cm" svg:y="12.003cm">
          <text:p text:style-name="P13"><text:span text:style-name="T1">SQL Database</text:span></text:p>
          <text:p text:style-name="P13"><text:span text:style-name="T2">(MariaDB)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5.207cm" svg:height="2.032cm" svg:x="6.588cm" svg:y="5.834cm">
          <text:p text:style-name="P13"><text:span text:style-name="T1">Build Server</text:span></text:p>
          <text:p text:style-name="P13"><text:span text:style-name="T2">(Jenkins Master)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5.207cm" svg:height="2.032cm" svg:x="6.842cm" svg:y="12.811cm">
          <text:p text:style-name="P13"><text:span text:style-name="T3">Artefact</text:span><text:span text:style-name="T1"> Repository</text:span></text:p>
          <text:p text:style-name="P13"><text:span text:style-name="T2">(Nexus)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.572cm" svg:height="1.841cm" svg:x="28.686cm" svg:y="14.269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.572cm" svg:height="1.841cm" svg:x="18.145cm" svg:y="14.226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5.207cm" svg:height="1.841cm" svg:x="6.842cm" svg:y="15.224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.572cm" svg:height="1.841cm" svg:x="11.287cm" svg:y="23.416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5.334cm" svg:height="1.841cm" svg:x="6.461cm" svg:y="8.239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.572cm" svg:height="1.841cm" svg:x="18.045cm" svg:y="8.026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.572cm" svg:height="1.841cm" svg:x="28.432cm" svg:y="7.858cm">
          <text:p text:style-name="P13"><text:span text:style-name="T1">Reverse Proxy</text:span></text:p>
          <text:p text:style-name="P13"><text:span text:style-name="T2">(NGinX)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4" draw:text-style-name="P2" draw:layer="layout" svg:width="33.528cm" svg:height="20.39cm" svg:x="4.632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xml:id="id2" draw:id="id2" draw:layer="layout" svg:width="8.89cm" svg:height="4.318cm" svg:x="15.09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5.207cm" svg:height="2.196cm" svg:x="6.461cm" svg:y="12.638cm">
          <text:p text:style-name="P3"><text:span text:style-name="T1">ci-gogs</text:span>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5.207cm" svg:height="2.169cm" svg:x="6.461cm" svg:y="15.095cm">
          <text:p text:style-name="P3"><text:span text:style-name="T1">ci-ger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7.373cm" svg:height="1.221cm" svg:x="5.105cm" svg:y="3.499cm">
          <draw:text-box>
            <text:p><text:span text:style-name="T4">CI-Tools - SILICON</text:span></text:p>
          </draw:text-box>
        </draw:frame>
        <draw:custom-shape draw:style-name="gr47" draw:text-style-name="P4" draw:layer="layout" svg:width="5.334cm" svg:height="1.864cm" svg:x="6.461cm" svg:y="8.153cm">
          <text:p text:style-name="P3"><text:span text:style-name="T1">ci-jenkins-slave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5.828cm" svg:height="2.181cm" svg:x="16.762cm" svg:y="10.898cm">
          <draw:text-box>
            <text:p text:style-name="P3"><text:span text:style-name="T4">Docker Registry</text:span></text:p>
          </draw:text-box>
        </draw:frame>
        <draw:custom-shape draw:style-name="gr49" draw:text-style-name="P7" draw:layer="layout" svg:width="5.207cm" svg:height="2.032cm" svg:x="6.461cm" svg:y="17.569cm">
          <text:p text:style-name="P3"><text:span text:style-name="T1">ci-so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draw:layer="layout" svg:width="5.207cm" svg:height="2.032cm" svg:x="6.461cm" svg:y="20.109cm">
          <text:p text:style-name="P3"><text:span text:style-name="T1">ci-mariadb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xml:id="id1" draw:id="id1" draw:layer="layout" svg:width="5.334cm" svg:height="2.032cm" svg:x="6.461cm" svg:y="5.834cm">
          <text:p text:style-name="P3"><text:span text:style-name="T1">ci-jenkins-master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5.207cm" svg:height="2.032cm" svg:x="6.461cm" svg:y="10.325cm">
          <text:p text:style-name="P3"><text:span text:style-name="T1">ci-nexus</text:span></text:p>
          <draw:enhanced-geometry svg:viewBox="0 0 21600 21600" draw:type="rectangle" draw:enhanced-path="M 0 0 L 21600 0 21600 21600 0 21600 0 0 Z N"/>
        </draw:custom-shape>
        <draw:custom-shape draw:style-name="gr52" draw:text-style-name="P20" xml:id="id4" draw:id="id4" draw:layer="layout" svg:width="8.89cm" svg:height="4.318cm" svg:x="15.098cm" svg:y="17.983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0" draw:layer="layout" svg:width="6.75cm" svg:height="2.181cm" svg:x="16.263cm" svg:y="19.499cm">
          <draw:text-box>
            <text:p text:style-name="P3"><text:span text:style-name="T4">Container Platform</text:span></text:p>
          </draw:text-box>
        </draw:frame>
        <draw:connector draw:style-name="gr53" draw:text-style-name="P21" draw:layer="layout" svg:x1="11.795cm" svg:y1="6.85cm" svg:x2="19.542cm" svg:y2="9.382cm" draw:start-shape="id1" draw:start-glue-point="1" draw:end-shape="id2" draw:end-glue-point="4" svg:d="M11795 6850h7747v2532" svg:viewBox="0 0 7748 2533">
          <text:p text:style-name="P3">COMMIT</text:p>
        </draw:connector>
        <draw:custom-shape draw:style-name="gr54" draw:text-style-name="P3" xml:id="id3" draw:id="id3" draw:layer="layout" svg:width="4.699cm" svg:height="1.651cm" svg:x="29.008cm" svg:y="19.314cm">
          <text:p text:style-name="P3">Bootstrap</text:p>
          <draw:enhanced-geometry svg:viewBox="0 0 21600 21600" draw:type="rectangle" draw:enhanced-path="M 0 0 L 21600 0 21600 21600 0 21600 0 0 Z N"/>
        </draw:custom-shape>
        <draw:connector draw:style-name="gr53" draw:text-style-name="P21" draw:layer="layout" svg:x1="29.008cm" svg:y1="20.139cm" svg:x2="23.988cm" svg:y2="20.142cm" draw:start-shape="id3" draw:start-glue-point="3" draw:end-shape="id4" draw:end-glue-point="10" svg:d="M29008 20139h-2497v3h-2523" svg:viewBox="0 0 5021 4">
          <text:p text:style-name="P3">TRIGGER</text:p>
        </draw:connector>
        <draw:connector draw:style-name="gr53" draw:text-style-name="P21" draw:layer="layout" svg:x1="19.543cm" svg:y1="17.983cm" svg:x2="19.542cm" svg:y2="13.7cm" draw:start-shape="id4" draw:start-glue-point="4" draw:end-shape="id2" draw:end-glue-point="8" svg:d="M19543 17983v-2141h-1v-2142" svg:viewBox="0 0 2 4284">
          <text:p text:style-name="P3">PULL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09:13:04.914093000</meta:creation-date>
    <dc:date>2016-01-26T11:47:42.051648000</dc:date>
    <meta:editing-duration>PT42M23S</meta:editing-duration>
    <meta:editing-cycles>8</meta:editing-cycles>
    <meta:generator>LibreOffice/4.4.3.2$MacOSX_X86_64 LibreOffice_project/88805f81e9fe61362df02b9941de8e38a9b5fd16</meta:generator>
    <meta:document-statistic meta:object-count="105"/>
  </office:meta>
</office:document-meta>
</file>